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F000001AB775D2AC0FF6941DE.png" manifest:media-type="image/png"/>
  <manifest:file-entry manifest:full-path="Pictures/1000000000000184000000E156B5F4AB9E7DA9AE.png" manifest:media-type="image/png"/>
  <manifest:file-entry manifest:full-path="Pictures/10000000000005280000027F6774B2A7DF7A24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179cm" fo:min-width="3.112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89cm" svg:height="5.077cm" svg:x="0.353cm" svg:y="8.623cm">
          <draw:image xlink:href="Pictures/10000000000005280000027F6774B2A7DF7A2444.png" xlink:type="simple" xlink:show="embed" xlink:actuate="onLoad" draw:mime-type="image/png">
            <text:p/>
          </draw:image>
        </draw:frame>
        <draw:frame draw:style-name="gr1" draw:text-style-name="P1" draw:layer="layout" svg:width="10.263cm" svg:height="5.951cm" svg:x="7.985cm" svg:y="8.066cm">
          <draw:image xlink:href="Pictures/1000000000000184000000E156B5F4AB9E7DA9AE.png" xlink:type="simple" xlink:show="embed" xlink:actuate="onLoad" draw:mime-type="image/png">
            <text:p/>
          </draw:image>
        </draw:frame>
        <draw:frame draw:style-name="gr1" draw:text-style-name="P1" draw:layer="layout" svg:width="9.707cm" svg:height="11.295cm" svg:x="17.51cm" svg:y="5.58cm">
          <draw:image xlink:href="Pictures/100000000000016F000001AB775D2AC0FF6941DE.png" xlink:type="simple" xlink:show="embed" xlink:actuate="onLoad" draw:mime-type="image/png">
            <text:p/>
          </draw:image>
        </draw:frame>
        <draw:custom-shape draw:style-name="gr2" draw:text-style-name="P1" draw:layer="layout" svg:width="4.128cm" svg:height="2.857cm" svg:x="5.762cm" svg:y="9.89cm">
          <text:p text:style-name="P1">entr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128cm" svg:height="2.857cm" svg:x="15.287cm" svg:y="10.018cm">
          <text:p text:style-name="P1">sa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6:54:49.129006457</meta:creation-date>
    <dc:date>2024-05-24T01:28:48.515919077</dc:date>
    <meta:editing-duration>PT8H34M</meta:editing-duration>
    <meta:editing-cycles>1</meta:editing-cycles>
    <meta:document-statistic meta:object-count="5"/>
    <meta:generator>LibreOffice/7.4.7.2$Linux_X86_64 LibreOffice_project/40$Build-2</meta:generator>
  </office:meta>
</office:document-meta>
</file>